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ian Burton</text:p>
      <text:p text:style-name="Standard">CSIS 1400</text:p>
      <text:p text:style-name="Standard">08/05/2015</text:p>
      <text:p text:style-name="Standard"/>
      <text:p text:style-name="P3">Team Project Reflection</text:p>
      <text:p text:style-name="P1"/>
      <text:p text:style-name="P2"><text:tab/>This project gave me a better idea of what programming will be like in the real world. Throughout the project, it was hard for me to stay positive because our program wasn't working. Often times it would end up being an easy fix thankfully though. This taught me to pay attention to details. This way I wouldn't have to go back and look through the whole program to try and find out why it is not working properly. I also learned very quickly the importance of knowing how to program efficiently. If you don't know what your doing then it can take four times longer than it should. </text:p>
      <text:p text:style-name="P2"><text:tab/>Unfortunately, I wasn't able to help as much as I wanted to on the project. The biggest reason for this is because I didn't know what I was doing. This was my first ever programming class. Therefore, Andrew took the biggest load of our project because he had the most experience, then Jeff also had a big picture. I was more or less just along for the ride. I felt bad but there wasn't much that I could do. The best thing that I did with the project was to make our program look to see where the bombs were in minesweeper. I really enjoyed learning how to do that! I also really enjoyed learning from Andrew and Jeff. They were both very patient with me and taught me a l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urton</meta:initial-creator>
    <meta:creation-date>2015-08-05T20:33:24.07</meta:creation-date>
    <dc:date>2015-08-05T20:44:05.51</dc:date>
    <dc:creator>Brian Burton</dc:creator>
    <meta:editing-duration>PT10M40S</meta:editing-duration>
    <meta:editing-cycles>7</meta:editing-cycles>
    <meta:generator>OpenOffice/4.1.1$Win32 OpenOffice.org_project/411m6$Build-9775</meta:generator>
    <meta:document-statistic meta:table-count="0" meta:image-count="0" meta:object-count="0" meta:page-count="1" meta:paragraph-count="6" meta:word-count="247" meta:character-count="1313"/>
  </office:meta>
</office:document-meta>
</file>